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0-4)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Iowa (3-1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1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06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000</text:p>
          </table:table-cell>
        </table:table-row>
        <table:table-row>
          <table:table-cell office:value-type="string">
            <text:p>Iow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40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.43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4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-.30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04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27</text:p>
          </table:table-cell>
          <table:table-cell office:value-type="string">
            <text:p>19</text:p>
          </table:table-cell>
          <table:table-cell office:value-type="string">
            <text:p>110</text:p>
          </table:table-cell>
          <table:table-cell office:value-type="string">
            <text:p>.073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45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6.0</text:p>
          </table:table-cell>
        </table:table-row>
      </table:table>
      <table:table table:name="Sheet 3">
        <table:table-row>
          <table:table-cell office:value-type="string">
            <text:p>Iow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olly Kell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shley Smith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Halle Johnston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ghan Buzzerio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22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Kasey Reut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Gabrielle Orr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200</text:p>
          </table:table-cell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Reghan Coyle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4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nnika Ol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laire Sheehan 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Kelsey O'Neill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15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mily Bushm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Taylor Louis 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4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aylin Alm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29</text:p>
          </table:table-cell>
          <table:table-cell office:value-type="string">
            <text:p>Jess Janota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41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0</text:p>
          </table:table-cell>
          <table:table-cell office:value-type="string">
            <text:p>11</text:p>
          </table:table-cell>
          <table:table-cell office:value-type="string">
            <text:p>103</text:p>
          </table:table-cell>
          <table:table-cell office:value-type="string">
            <text:p>.282</text:p>
          </table:table-cell>
          <table:table-cell office:value-type="string">
            <text:p>40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4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1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